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shapes>
          <draw:frame draw:z-index="0" draw:style-name="gr1" draw:text-style-name="P1" svg:width="36.785cm" svg:height="25.924cm" svg:x="11.124cm" svg:y="0.611cm">
            <draw:object draw:notify-on-update-of-ranges="Tabelle1.A2:Tabelle1.A25 Tabelle1.B2:Tabelle1.B25 Tabelle1.A2:Tabelle1.A25 Tabelle1.C2:Tabelle1.C25 Tabelle1.A2:Tabelle1.A25 Tabelle1.D2:Tabelle1.D2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Winkel</text:p>
          </table:table-cell>
          <table:table-cell office:value-type="string" calcext:value-type="string">
            <text:p>Wert</text:p>
          </table:table-cell>
          <table:table-cell office:value-type="string" calcext:value-type="string">
            <text:p>Mirror</text:p>
          </table:table-cell>
          <table:table-cell office:value-type="string" calcext:value-type="string">
            <text:p>Function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395+395*TANH(([.A2]-184)/3)+POWER(1.0225;[.A2])+7" office:value-type="float" office:value="8" calcext:value-type="float">
            <text:p>8</text:p>
          </table:table-cell>
          <table:table-cell table:formula="of:=IF([.B2]&lt;700;IF([.B2]&lt;60;44.9462*LOG([.B2]-7;2.718);([.B2]-60)*0.155+171.855);([.B2]-850)*0.4+188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formula="of:=395+395*TANH(([.A3]-184)/3)+POWER(1.0225;[.A3])+7" office:value-type="float" office:value="8.36548342723989" calcext:value-type="float">
            <text:p>8,36548342723989</text:p>
          </table:table-cell>
          <table:table-cell table:formula="of:=IF([.B3]&lt;700;IF([.B3]&lt;60;44.9462*LOG([.B3]-7;2.718);([.B3]-60)*0.155+171.855);([.B3]-850)*0.4+188)" office:value-type="float" office:value="31.1575623560239" calcext:value-type="float">
            <text:p>31,157562356023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table:formula="of:=395+395*TANH(([.A4]-184)/3)+POWER(1.0225;[.A4])+7" office:value-type="float" office:value="8.82351588270591" calcext:value-type="float">
            <text:p>8,82351588270591</text:p>
          </table:table-cell>
          <table:table-cell table:formula="of:=IF([.B4]&lt;700;IF([.B4]&lt;60;44.9462*LOG([.B4]-7;2.718);([.B4]-60)*0.155+171.855);([.B4]-850)*0.4+188)" office:value-type="float" office:value="31.1575623560239" calcext:value-type="float">
            <text:p>31,157562356023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table:formula="of:=395+395*TANH(([.A5]-184)/3)+POWER(1.0225;[.A5])+7" office:value-type="float" office:value="9.38160290016787" calcext:value-type="float">
            <text:p>9,38160290016787</text:p>
          </table:table-cell>
          <table:table-cell table:formula="of:=IF([.B5]&lt;700;IF([.B5]&lt;60;44.9462*LOG([.B5]-7;2.718);([.B5]-60)*0.155+171.855);([.B5]-850)*0.4+188)" office:value-type="float" office:value="49.383567948179" calcext:value-type="float">
            <text:p>49,38356794817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formula="of:=395+395*TANH(([.A6]-184)/3)+POWER(1.0225;[.A6])+7" office:value-type="float" office:value="10.0420463996875" calcext:value-type="float">
            <text:p>10,0420463996875</text:p>
          </table:table-cell>
          <table:table-cell table:formula="of:=IF([.B6]&lt;700;IF([.B6]&lt;60;44.9462*LOG([.B6]-7;2.718);([.B6]-60)*0.155+171.855);([.B6]-850)*0.4+188)" office:value-type="float" office:value="49.383567948179" calcext:value-type="float">
            <text:p>49,383567948179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2" calcext:value-type="float">
            <text:p>12</text:p>
          </table:table-cell>
          <table:table-cell table:formula="of:=395+395*TANH(([.A7]-184)/3)+POWER(1.0225;[.A7])+7" office:value-type="float" office:value="10.7165132380894" calcext:value-type="float">
            <text:p>10,7165132380894</text:p>
          </table:table-cell>
          <table:table-cell table:formula="of:=IF([.B7]&lt;700;IF([.B7]&lt;60;44.9462*LOG([.B7]-7;2.718);([.B7]-60)*0.155+171.855);([.B7]-850)*0.4+188)" office:value-type="float" office:value="72.3456194026568" calcext:value-type="float">
            <text:p>72,345619402656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2" calcext:value-type="float">
            <text:p>12</text:p>
          </table:table-cell>
          <table:table-cell table:formula="of:=395+395*TANH(([.A8]-184)/3)+POWER(1.0225;[.A8])+7" office:value-type="float" office:value="11.7471413956221" calcext:value-type="float">
            <text:p>11,7471413956221</text:p>
          </table:table-cell>
          <table:table-cell table:formula="of:=IF([.B8]&lt;700;IF([.B8]&lt;60;44.9462*LOG([.B8]-7;2.718);([.B8]-60)*0.155+171.855);([.B8]-850)*0.4+188)" office:value-type="float" office:value="72.3456194026568" calcext:value-type="float">
            <text:p>72,3456194026568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3" calcext:value-type="float">
            <text:p>13</text:p>
          </table:table-cell>
          <table:table-cell table:formula="of:=395+395*TANH(([.A9]-184)/3)+POWER(1.0225;[.A9])+7" office:value-type="float" office:value="12.672032374088" calcext:value-type="float">
            <text:p>12,672032374088</text:p>
          </table:table-cell>
          <table:table-cell table:formula="of:=IF([.B9]&lt;700;IF([.B9]&lt;60;44.9462*LOG([.B9]-7;2.718);([.B9]-60)*0.155+171.855);([.B9]-850)*0.4+188)" office:value-type="float" office:value="80.541130304203" calcext:value-type="float">
            <text:p>80,541130304203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4" calcext:value-type="float">
            <text:p>14</text:p>
          </table:table-cell>
          <table:table-cell table:formula="of:=395+395*TANH(([.A10]-184)/3)+POWER(1.0225;[.A10])+7" office:value-type="float" office:value="13.7771209179427" calcext:value-type="float">
            <text:p>13,7771209179427</text:p>
          </table:table-cell>
          <table:table-cell table:formula="of:=IF([.B10]&lt;700;IF([.B10]&lt;60;44.9462*LOG([.B10]-7;2.718);([.B10]-60)*0.155+171.855);([.B10]-850)*0.4+188)" office:value-type="float" office:value="87.4703360395005" calcext:value-type="float">
            <text:p>87,470336039500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5" calcext:value-type="float">
            <text:p>15</text:p>
          </table:table-cell>
          <table:table-cell table:formula="of:=395+395*TANH(([.A11]-184)/3)+POWER(1.0225;[.A11])+7" office:value-type="float" office:value="15.2797092149068" calcext:value-type="float">
            <text:p>15,2797092149068</text:p>
          </table:table-cell>
          <table:table-cell table:formula="of:=IF([.B11]&lt;700;IF([.B11]&lt;60;44.9462*LOG([.B11]-7;2.718);([.B11]-60)*0.155+171.855);([.B11]-850)*0.4+188)" office:value-type="float" office:value="93.4726870680718" calcext:value-type="float">
            <text:p>93,4726870680718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6" calcext:value-type="float">
            <text:p>16</text:p>
          </table:table-cell>
          <table:table-cell table:formula="of:=395+395*TANH(([.A12]-184)/3)+POWER(1.0225;[.A12])+7" office:value-type="float" office:value="17.5757595466025" calcext:value-type="float">
            <text:p>17,5757595466025</text:p>
          </table:table-cell>
          <table:table-cell table:formula="of:=IF([.B12]&lt;700;IF([.B12]&lt;60;44.9462*LOG([.B12]-7;2.718);([.B12]-60)*0.155+171.855);([.B12]-850)*0.4+188)" office:value-type="float" office:value="98.7671358963581" calcext:value-type="float">
            <text:p>98,7671358963581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8" calcext:value-type="float">
            <text:p>18</text:p>
          </table:table-cell>
          <table:table-cell table:formula="of:=395+395*TANH(([.A13]-184)/3)+POWER(1.0225;[.A13])+7" office:value-type="float" office:value="19.9205624088561" calcext:value-type="float">
            <text:p>19,9205624088561</text:p>
          </table:table-cell>
          <table:table-cell table:formula="of:=IF([.B13]&lt;700;IF([.B13]&lt;60;44.9462*LOG([.B13]-7;2.718);([.B13]-60)*0.155+171.855);([.B13]-850)*0.4+188)" office:value-type="float" office:value="107.787456374092" calcext:value-type="float">
            <text:p>107,787456374092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20" calcext:value-type="float">
            <text:p>20</text:p>
          </table:table-cell>
          <table:table-cell table:formula="of:=395+395*TANH(([.A14]-184)/3)+POWER(1.0225;[.A14])+7" office:value-type="float" office:value="23.5035700767024" calcext:value-type="float">
            <text:p>23,5035700767024</text:p>
          </table:table-cell>
          <table:table-cell table:formula="of:=IF([.B14]&lt;700;IF([.B14]&lt;60;44.9462*LOG([.B14]-7;2.718);([.B14]-60)*0.155+171.855);([.B14]-850)*0.4+188)" office:value-type="float" office:value="115.296681262689" calcext:value-type="float">
            <text:p>115,296681262689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25" calcext:value-type="float">
            <text:p>25</text:p>
          </table:table-cell>
          <table:table-cell table:formula="of:=395+395*TANH(([.A15]-184)/3)+POWER(1.0225;[.A15])+7" office:value-type="float" office:value="27.1626565170461" calcext:value-type="float">
            <text:p>27,1626565170461</text:p>
          </table:table-cell>
          <table:table-cell table:formula="of:=IF([.B15]&lt;700;IF([.B15]&lt;60;44.9462*LOG([.B15]-7;2.718);([.B15]-60)*0.155+171.855);([.B15]-850)*0.4+188)" office:value-type="float" office:value="129.924698252382" calcext:value-type="float">
            <text:p>129,924698252382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30" calcext:value-type="float">
            <text:p>30</text:p>
          </table:table-cell>
          <table:table-cell table:formula="of:=395+395*TANH(([.A16]-184)/3)+POWER(1.0225;[.A16])+7" office:value-type="float" office:value="32.1872596117027" calcext:value-type="float">
            <text:p>32,1872596117027</text:p>
          </table:table-cell>
          <table:table-cell table:formula="of:=IF([.B16]&lt;700;IF([.B16]&lt;60;44.9462*LOG([.B16]-7;2.718);([.B16]-60)*0.155+171.855);([.B16]-850)*0.4+188)" office:value-type="float" office:value="140.943163717184" calcext:value-type="float">
            <text:p>140,943163717184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33" calcext:value-type="float">
            <text:p>33</text:p>
          </table:table-cell>
          <table:table-cell table:formula="of:=395+395*TANH(([.A17]-184)/3)+POWER(1.0225;[.A17])+7" office:value-type="float" office:value="38.4640141766055" calcext:value-type="float">
            <text:p>38,4640141766055</text:p>
          </table:table-cell>
          <table:table-cell table:formula="of:=IF([.B17]&lt;700;IF([.B17]&lt;60;44.9462*LOG([.B17]-7;2.718);([.B17]-60)*0.155+171.855);([.B17]-850)*0.4+188)" office:value-type="float" office:value="146.454243618713" calcext:value-type="float">
            <text:p>146,454243618713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43" calcext:value-type="float">
            <text:p>43</text:p>
          </table:table-cell>
          <table:table-cell table:formula="of:=395+395*TANH(([.A18]-184)/3)+POWER(1.0225;[.A18])+7" office:value-type="float" office:value="43.7672616638768" calcext:value-type="float">
            <text:p>43,7672616638768</text:p>
          </table:table-cell>
          <table:table-cell table:formula="of:=IF([.B18]&lt;700;IF([.B18]&lt;60;44.9462*LOG([.B18]-7;2.718);([.B18]-60)*0.155+171.855);([.B18]-850)*0.4+188)" office:value-type="float" office:value="161.082260608406" calcext:value-type="float">
            <text:p>161,082260608406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61" calcext:value-type="float">
            <text:p>61</text:p>
          </table:table-cell>
          <table:table-cell table:formula="of:=395+395*TANH(([.A19]-184)/3)+POWER(1.0225;[.A19])+7" office:value-type="float" office:value="53.1942945394854" calcext:value-type="float">
            <text:p>53,1942945394854</text:p>
          </table:table-cell>
          <table:table-cell table:formula="of:=IF([.B19]&lt;700;IF([.B19]&lt;60;44.9462*LOG([.B19]-7;2.718);([.B19]-60)*0.155+171.855);([.B19]-850)*0.4+188)" office:value-type="float" office:value="172.01" calcext:value-type="float">
            <text:p>172,01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IF([.B20]&lt;700;IF([.B20]&lt;60;44.9462*LOG([.B20]-7;2.718);([.B20]-60)*0.155+171.855);([.B20]-850)*0.4+188)" office:value-type="float" office:value="178.055" calcext:value-type="float">
            <text:p>178,055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18" calcext:value-type="float">
            <text:p>118</text:p>
          </table:table-cell>
          <table:table-cell table:formula="of:=395+395*TANH(([.A21]-184)/3)+POWER(1.0225;[.A21])+7" office:value-type="float" office:value="113.203482745951" calcext:value-type="float">
            <text:p>113,203482745951</text:p>
          </table:table-cell>
          <table:table-cell table:formula="of:=IF([.B21]&lt;700;IF([.B21]&lt;60;44.9462*LOG([.B21]-7;2.718);([.B21]-60)*0.155+171.855);([.B21]-850)*0.4+188)" office:value-type="float" office:value="180.845" calcext:value-type="float">
            <text:p>180,845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700" calcext:value-type="float">
            <text:p>700</text:p>
          </table:table-cell>
          <table:table-cell/>
          <table:table-cell table:formula="of:=IF([.B22]&lt;700;IF([.B22]&lt;60;44.9462*LOG([.B22]-7;2.718);([.B22]-60)*0.155+171.855);([.B22]-850)*0.4+188)"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850" calcext:value-type="float">
            <text:p>850</text:p>
          </table:table-cell>
          <table:table-cell table:formula="of:=395+395*TANH(([.A23]-184)/3)+POWER(1.0225;[.A23])+7" office:value-type="float" office:value="811.244107581533" calcext:value-type="float">
            <text:p>811,244107581533</text:p>
          </table:table-cell>
          <table:table-cell table:formula="of:=IF([.B23]&lt;700;IF([.B23]&lt;60;44.9462*LOG([.B23]-7;2.718);([.B23]-60)*0.155+171.855);([.B23]-850)*0.4+188)"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870" calcext:value-type="float">
            <text:p>870</text:p>
          </table:table-cell>
          <table:table-cell table:formula="of:=395+395*TANH(([.A24]-184)/3)+POWER(1.0225;[.A24])+7" office:value-type="float" office:value="870.930677012797" calcext:value-type="float">
            <text:p>870,930677012797</text:p>
          </table:table-cell>
          <table:table-cell table:formula="of:=IF([.B24]&lt;700;IF([.B24]&lt;60;44.9462*LOG([.B24]-7;2.718);([.B24]-60)*0.155+171.855);([.B24]-850)*0.4+188)"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890" calcext:value-type="float">
            <text:p>890</text:p>
          </table:table-cell>
          <table:table-cell table:formula="of:=395+395*TANH(([.A25]-184)/3)+POWER(1.0225;[.A25])+7" office:value-type="float" office:value="890.607504283692" calcext:value-type="float">
            <text:p>890,607504283692</text:p>
          </table:table-cell>
          <table:table-cell table:formula="of:=IF([.B25]&lt;700;IF([.B25]&lt;60;44.9462*LOG([.B25]-7;2.718);([.B25]-60)*0.155+171.855);([.B25]-850)*0.4+188)" office:value-type="float" office:value="204" calcext:value-type="float">
            <text:p>20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5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25T00:51:20.838740745</meta:creation-date>
    <dc:date>2020-07-25T02:35:54.975802470</dc:date>
    <meta:editing-duration>PT9M3S</meta:editing-duration>
    <meta:editing-cycles>2</meta:editing-cycles>
    <meta:generator>LibreOffice/6.4.5.2$Linux_X86_64 LibreOffice_project/40$Build-2</meta:generator>
    <meta:document-statistic meta:table-count="1" meta:cell-count="98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6.786cm" svg:height="25.925cm" xlink:href=".." xlink:type="simple" chart:class="chart:scatter" chart:style-name="ch1">
        <chart:legend chart:legend-position="end" svg:x="34.119cm" svg:y="12.165cm" style:legend-expansion="high" chart:style-name="ch2"/>
        <chart:plot-area chart:style-name="ch3" table:cell-range-address="Tabelle1.A2:Tabelle1.D25" svg:x="0.735cm" svg:y="0.518cm" svg:width="32.649cm" svg:height="24.889cm">
          <chartooo:coordinate-region svg:x="1.542cm" svg:y="0.717cm" svg:width="31.377cm" svg:height="24.04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abelle1.B2:Tabelle1.B25" chart:class="chart:scatter">
            <chart:domain table:cell-range-address="Tabelle1.A2:Tabelle1.A25"/>
            <chart:data-point chart:repeated="24"/>
          </chart:series>
          <chart:series chart:style-name="ch7" chart:values-cell-range-address="Tabelle1.C2:Tabelle1.C25" chart:class="chart:scatter">
            <chart:data-point chart:repeated="24"/>
          </chart:series>
          <chart:series chart:style-name="ch8" chart:values-cell-range-address="Tabelle1.D2:Tabelle1.D25" chart:class="chart:scatter">
            <chart:data-point chart:repeated="2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Spalte B</text:p>
              </table:table-cell>
              <table:table-cell office:value-type="string">
                <text:p>Spalte C</text:p>
              </table:table-cell>
              <table:table-cell office:value-type="string">
                <text:p>Spalte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Tabelle1.A2:Tabelle1.A25</svg:desc>
                </draw:g>
              </table:table-cell>
              <table:table-cell office:value-type="float" office:value="8">
                <text:p>8</text:p>
                <draw:g>
                  <svg:desc>Tabelle1.B2:Tabelle1.B25</svg:desc>
                </draw:g>
              </table:table-cell>
              <table:table-cell office:value-type="float" office:value="8">
                <text:p>8</text:p>
                <draw:g>
                  <svg:desc>Tabelle1.C2:Tabelle1.C25</svg:desc>
                </draw:g>
              </table:table-cell>
              <table:table-cell office:value-type="float" office:value="0">
                <text:p>0</text:p>
                <draw:g>
                  <svg:desc>Tabelle1.D2:Tabelle1.D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">
                <text:p>14</text:p>
              </table:table-cell>
              <table:table-cell office:value-type="float" office:value="9">
                <text:p>9</text:p>
              </table:table-cell>
              <table:table-cell office:value-type="float" office:value="8.36548342723989">
                <text:p>8.36548342723989</text:p>
              </table:table-cell>
              <table:table-cell office:value-type="float" office:value="31.1575623560239">
                <text:p>31.157562356023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7">
                <text:p>27</text:p>
              </table:table-cell>
              <table:table-cell office:value-type="float" office:value="9">
                <text:p>9</text:p>
              </table:table-cell>
              <table:table-cell office:value-type="float" office:value="8.82351588270591">
                <text:p>8.82351588270591</text:p>
              </table:table-cell>
              <table:table-cell office:value-type="float" office:value="31.1575623560239">
                <text:p>31.157562356023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9">
                <text:p>39</text:p>
              </table:table-cell>
              <table:table-cell office:value-type="float" office:value="10">
                <text:p>10</text:p>
              </table:table-cell>
              <table:table-cell office:value-type="float" office:value="9.38160290016787">
                <text:p>9.38160290016787</text:p>
              </table:table-cell>
              <table:table-cell office:value-type="float" office:value="49.383567948179">
                <text:p>49.38356794817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10">
                <text:p>10</text:p>
              </table:table-cell>
              <table:table-cell office:value-type="float" office:value="10.0420463996875">
                <text:p>10.0420463996875</text:p>
              </table:table-cell>
              <table:table-cell office:value-type="float" office:value="49.383567948179">
                <text:p>49.38356794817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9">
                <text:p>59</text:p>
              </table:table-cell>
              <table:table-cell office:value-type="float" office:value="12">
                <text:p>12</text:p>
              </table:table-cell>
              <table:table-cell office:value-type="float" office:value="10.7165132380894">
                <text:p>10.7165132380894</text:p>
              </table:table-cell>
              <table:table-cell office:value-type="float" office:value="72.3456194026568">
                <text:p>72.345619402656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">
                <text:p>70</text:p>
              </table:table-cell>
              <table:table-cell office:value-type="float" office:value="12">
                <text:p>12</text:p>
              </table:table-cell>
              <table:table-cell office:value-type="float" office:value="11.7471413956221">
                <text:p>11.7471413956221</text:p>
              </table:table-cell>
              <table:table-cell office:value-type="float" office:value="72.3456194026568">
                <text:p>72.345619402656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8">
                <text:p>78</text:p>
              </table:table-cell>
              <table:table-cell office:value-type="float" office:value="13">
                <text:p>13</text:p>
              </table:table-cell>
              <table:table-cell office:value-type="float" office:value="12.672032374088">
                <text:p>12.672032374088</text:p>
              </table:table-cell>
              <table:table-cell office:value-type="float" office:value="80.541130304203">
                <text:p>80.54113030420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6">
                <text:p>86</text:p>
              </table:table-cell>
              <table:table-cell office:value-type="float" office:value="14">
                <text:p>14</text:p>
              </table:table-cell>
              <table:table-cell office:value-type="float" office:value="13.7771209179427">
                <text:p>13.7771209179427</text:p>
              </table:table-cell>
              <table:table-cell office:value-type="float" office:value="87.4703360395005">
                <text:p>87.470336039500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5">
                <text:p>95</text:p>
              </table:table-cell>
              <table:table-cell office:value-type="float" office:value="15">
                <text:p>15</text:p>
              </table:table-cell>
              <table:table-cell office:value-type="float" office:value="15.2797092149068">
                <text:p>15.2797092149068</text:p>
              </table:table-cell>
              <table:table-cell office:value-type="float" office:value="93.4726870680718">
                <text:p>93.472687068071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6">
                <text:p>106</text:p>
              </table:table-cell>
              <table:table-cell office:value-type="float" office:value="16">
                <text:p>16</text:p>
              </table:table-cell>
              <table:table-cell office:value-type="float" office:value="17.5757595466025">
                <text:p>17.5757595466025</text:p>
              </table:table-cell>
              <table:table-cell office:value-type="float" office:value="98.7671358963581">
                <text:p>98.767135896358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5">
                <text:p>115</text:p>
              </table:table-cell>
              <table:table-cell office:value-type="float" office:value="18">
                <text:p>18</text:p>
              </table:table-cell>
              <table:table-cell office:value-type="float" office:value="19.9205624088561">
                <text:p>19.9205624088561</text:p>
              </table:table-cell>
              <table:table-cell office:value-type="float" office:value="107.787456374092">
                <text:p>107.78745637409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6">
                <text:p>126</text:p>
              </table:table-cell>
              <table:table-cell office:value-type="float" office:value="20">
                <text:p>20</text:p>
              </table:table-cell>
              <table:table-cell office:value-type="float" office:value="23.5035700767024">
                <text:p>23.5035700767024</text:p>
              </table:table-cell>
              <table:table-cell office:value-type="float" office:value="115.296681262689">
                <text:p>115.29668126268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5">
                <text:p>135</text:p>
              </table:table-cell>
              <table:table-cell office:value-type="float" office:value="25">
                <text:p>25</text:p>
              </table:table-cell>
              <table:table-cell office:value-type="float" office:value="27.1626565170461">
                <text:p>27.1626565170461</text:p>
              </table:table-cell>
              <table:table-cell office:value-type="float" office:value="129.924698252382">
                <text:p>129.92469825238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5">
                <text:p>145</text:p>
              </table:table-cell>
              <table:table-cell office:value-type="float" office:value="30">
                <text:p>30</text:p>
              </table:table-cell>
              <table:table-cell office:value-type="float" office:value="32.1872596117027">
                <text:p>32.1872596117027</text:p>
              </table:table-cell>
              <table:table-cell office:value-type="float" office:value="140.943163717184">
                <text:p>140.94316371718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5">
                <text:p>155</text:p>
              </table:table-cell>
              <table:table-cell office:value-type="float" office:value="33">
                <text:p>33</text:p>
              </table:table-cell>
              <table:table-cell office:value-type="float" office:value="38.4640141766055">
                <text:p>38.4640141766055</text:p>
              </table:table-cell>
              <table:table-cell office:value-type="float" office:value="146.454243618713">
                <text:p>146.45424361871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2">
                <text:p>162</text:p>
              </table:table-cell>
              <table:table-cell office:value-type="float" office:value="43">
                <text:p>43</text:p>
              </table:table-cell>
              <table:table-cell office:value-type="float" office:value="43.7672616638768">
                <text:p>43.7672616638768</text:p>
              </table:table-cell>
              <table:table-cell office:value-type="float" office:value="161.082260608406">
                <text:p>161.08226060840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2">
                <text:p>172</text:p>
              </table:table-cell>
              <table:table-cell office:value-type="float" office:value="61">
                <text:p>61</text:p>
              </table:table-cell>
              <table:table-cell office:value-type="float" office:value="53.1942945394854">
                <text:p>53.1942945394854</text:p>
              </table:table-cell>
              <table:table-cell office:value-type="float" office:value="172.01">
                <text:p>172.0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75">
                <text:p>175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178.055">
                <text:p>178.05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80">
                <text:p>180</text:p>
              </table:table-cell>
              <table:table-cell office:value-type="float" office:value="118">
                <text:p>118</text:p>
              </table:table-cell>
              <table:table-cell office:value-type="float" office:value="113.203482745951">
                <text:p>113.203482745951</text:p>
              </table:table-cell>
              <table:table-cell office:value-type="float" office:value="180.845">
                <text:p>180.84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84">
                <text:p>184</text:p>
              </table:table-cell>
              <table:table-cell office:value-type="float" office:value="700">
                <text:p>700</text:p>
              </table:table-cell>
              <table:table-cell office:value-type="float" office:value="NaN">
                <text:p>NaN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88">
                <text:p>188</text:p>
              </table:table-cell>
              <table:table-cell office:value-type="float" office:value="850">
                <text:p>850</text:p>
              </table:table-cell>
              <table:table-cell office:value-type="float" office:value="811.244107581533">
                <text:p>811.244107581533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94">
                <text:p>194</text:p>
              </table:table-cell>
              <table:table-cell office:value-type="float" office:value="870">
                <text:p>870</text:p>
              </table:table-cell>
              <table:table-cell office:value-type="float" office:value="870.930677012797">
                <text:p>870.930677012797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04">
                <text:p>204</text:p>
              </table:table-cell>
              <table:table-cell office:value-type="float" office:value="890">
                <text:p>890</text:p>
              </table:table-cell>
              <table:table-cell office:value-type="float" office:value="890.607504283692">
                <text:p>890.607504283692</text:p>
              </table:table-cell>
              <table:table-cell office:value-type="float" office:value="204">
                <text:p>20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5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